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0.9847in" style:use-optimal-column-width="false"/>
    </style:style>
    <style:style style:name="TableColumn3" style:family="table-column">
      <style:table-column-properties style:column-width="0.9673in" style:use-optimal-column-width="false"/>
    </style:style>
    <style:style style:name="TableColumn4" style:family="table-column">
      <style:table-column-properties style:column-width="1.3868in" style:use-optimal-column-width="false"/>
    </style:style>
    <style:style style:name="TableColumn5" style:family="table-column">
      <style:table-column-properties style:column-width="0.6569in" style:use-optimal-column-width="false"/>
    </style:style>
    <style:style style:name="TableColumn6" style:family="table-column">
      <style:table-column-properties style:column-width="1.4034in" style:use-optimal-column-width="false"/>
    </style:style>
    <style:style style:name="TableColumn7" style:family="table-column">
      <style:table-column-properties style:column-width="0.6666in" style:use-optimal-column-width="false"/>
    </style:style>
    <style:style style:name="Table1" style:family="table" style:master-page-name="MP0">
      <style:table-properties style:width="6.0659in" fo:margin-left="-0.0798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none" fo:border-bottom="0.0104in solid #FFFFFF" fo:border-right="none" fo:background-color="#9E3A38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 fo:margin-bottom="0in" fo:line-height="100%"/>
      <style:text-properties fo:font-weight="bold" style:font-weight-asian="bold" style:font-weight-complex="bold" fo:color="#FFFFFF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28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  <style:text-properties fo:color="#000000"/>
    </style:style>
    <style:style style:name="TableCell30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2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color="#000000"/>
    </style:style>
    <style:style style:name="TableCell3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weight="bold" style:font-weight-asian="bold" fo:color="#000000"/>
    </style:style>
    <style:style style:name="TableCell36" style:family="table-cell">
      <style:table-cell-properties fo:border="0.0104in solid #FFFFFF" fo:background-color="#CCCCCC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color="#00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1" style:family="table-cell">
      <style:table-cell-properties fo:border="0.0104in solid #FFFFFF" fo:background-color="#E6E6E6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bottom="0in" fo:line-height="100%"/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04in solid #FFFFFF" fo:border-left="0.0104in solid #FFFFFF" fo:border-bottom="0.0104in solid #FFFFFF" fo:border-right="none" fo:background-color="#CCCCCC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46" style:family="table-cell">
      <style:table-cell-properties fo:border="0.0104in solid #FFFFFF" fo:background-color="#CCCCCC" fo:padding-top="0in" fo:padding-left="0.075in" fo:padding-bottom="0in" fo:padding-right="0.075in"/>
    </style:style>
    <style:style style:name="P47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48" style:parent-style-name="ParágrafodaLista" style:list-style-name="WW8Num5" style:family="paragraph">
      <style:paragraph-properties fo:margin-bottom="0in" fo:line-height="100%"/>
    </style:style>
    <style:style style:name="T49" style:parent-style-name="Fonteparág.padrão" style:family="text">
      <style:text-properties fo:color="#000000"/>
    </style:style>
    <style:style style:name="P50" style:parent-style-name="ParágrafodaLista" style:list-style-name="WW8Num5" style:family="paragraph">
      <style:paragraph-properties fo:margin-bottom="0in" fo:line-height="100%"/>
    </style:style>
    <style:style style:name="T51" style:parent-style-name="Fonteparág.padrão" style:family="text">
      <style:text-properties fo:color="#000000"/>
    </style:style>
    <style:style style:name="P52" style:parent-style-name="ParágrafodaLista" style:list-style-name="WW8Num5" style:family="paragraph">
      <style:paragraph-properties fo:margin-bottom="0in" fo:line-height="100%"/>
      <style:text-properties fo:color="#000000"/>
    </style:style>
    <style:style style:name="P53" style:parent-style-name="ParágrafodaLista" style:list-style-name="WW8Num5" style:family="paragraph">
      <style:paragraph-properties fo:margin-bottom="0in" fo:line-height="100%"/>
    </style:style>
    <style:style style:name="T54" style:parent-style-name="Fonteparág.padrão" style:family="text">
      <style:text-properties fo:color="#000000"/>
    </style:style>
    <style:style style:name="P55" style:parent-style-name="ParágrafodaLista" style:list-style-name="WW8Num5" style:family="paragraph">
      <style:paragraph-properties fo:margin-bottom="0in" fo:line-height="100%"/>
    </style:style>
    <style:style style:name="T56" style:parent-style-name="Fonteparág.padrão" style:family="text">
      <style:text-properties fo:color="#00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0.0104in solid #FFFFFF" fo:border-left="0.0104in solid #FFFFFF" fo:border-bottom="0.0104in solid #FFFFFF" fo:border-right="none" fo:background-color="#E6E6E6" fo:padding-top="0in" fo:padding-left="0.075in" fo:padding-bottom="0in" fo:padding-right="0.075in"/>
    </style:style>
    <style:style style:name="P59" style:parent-style-name="Standard" style:family="paragraph">
      <style:paragraph-properties fo:margin-bottom="0in" fo:line-height="100%"/>
      <style:text-properties fo:font-weight="bold" style:font-weight-asian="bold" style:font-weight-complex="bold" fo:color="#000000"/>
    </style:style>
    <style:style style:name="TableCell60" style:family="table-cell">
      <style:table-cell-properties fo:border="0.0104in solid #FFFFFF" fo:background-color="#E6E6E6" fo:padding-top="0in" fo:padding-left="0.075in" fo:padding-bottom="0in" fo:padding-right="0.075in"/>
    </style:style>
    <style:style style:name="P61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2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3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4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5" style:parent-style-name="ParágrafodaLista" style:list-style-name="WW8Num1" style:family="paragraph">
      <style:paragraph-properties fo:margin-bottom="0in" fo:line-height="100%"/>
      <style:text-properties fo:color="#000000"/>
    </style:style>
    <style:style style:name="P66" style:parent-style-name="ParágrafodaLista" style:list-style-name="WW8Num3" style:family="paragraph"/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 fo:color="#000000"/>
    </style:style>
    <style:style style:name="P69" style:parent-style-name="Standard" style:family="paragraph">
      <style:paragraph-properties fo:margin-left="0.2416in">
        <style:tab-stops/>
      </style:paragraph-properties>
    </style:style>
    <style:style style:name="T70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margin-left="0.2416in">
        <style:tab-stops/>
      </style:paragraph-properties>
    </style:style>
    <style:style style:name="T7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3" style:parent-style-name="ParágrafodaLista" style:list-style-name="WW8Num3" style:family="paragraph"/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color="#000000"/>
    </style:style>
    <style:style style:name="P76" style:parent-style-name="Standard" style:family="paragraph">
      <style:paragraph-properties fo:margin-left="0.2416in">
        <style:tab-stops/>
      </style:paragraph-properties>
    </style:style>
    <style:style style:name="T7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78" style:parent-style-name="Standard" style:family="paragraph">
      <style:paragraph-properties fo:margin-left="0.2416in">
        <style:tab-stops/>
      </style:paragraph-properties>
    </style:style>
    <style:style style:name="T7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0" style:parent-style-name="ParágrafodaLista" style:list-style-name="WW8Num3" style:family="paragraph"/>
    <style:style style:name="T81" style:parent-style-name="Fonteparág.padrão" style:family="text">
      <style:text-properties fo:font-weight="bold" style:font-weight-asian="bold"/>
    </style:style>
    <style:style style:name="T82" style:parent-style-name="Fonteparág.padrão" style:family="text">
      <style:text-properties fo:font-weight="bold" style:font-weight-asian="bold" fo:color="#000000"/>
    </style:style>
    <style:style style:name="P83" style:parent-style-name="Standard" style:family="paragraph">
      <style:paragraph-properties fo:margin-left="0.2416in">
        <style:tab-stops/>
      </style:paragraph-properties>
    </style:style>
    <style:style style:name="T84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margin-left="0.2416in">
        <style:tab-stops/>
      </style:paragraph-properties>
    </style:style>
    <style:style style:name="T8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87" style:parent-style-name="Standard" style:list-style-name="LFO9" style:family="paragraph">
      <style:paragraph-properties style:vertical-align="auto"/>
    </style:style>
    <style:style style:name="T88" style:parent-style-name="Fonteparág.padrão" style:family="text">
      <style:text-properties fo:font-weight="bold" style:font-weight-asian="bold"/>
    </style:style>
    <style:style style:name="P89" style:parent-style-name="Standard" style:list-style-name="LFO9" style:family="paragraph">
      <style:paragraph-properties style:vertical-align="auto"/>
      <style:text-properties fo:font-weight="bold" style:font-weight-asian="bold"/>
    </style:style>
    <style:style style:name="T90" style:parent-style-name="Fonteparág.padrão" style:family="text">
      <style:text-properties style:letter-kerning="fals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ATA DE REUNIÃO – SPRINT 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>
            <text:p text:style-name="P27">Data</text:p>
          </table:table-cell>
          <table:table-cell table:style-name="TableCell28">
            <text:p text:style-name="P29">08/02/2016</text:p>
          </table:table-cell>
          <table:table-cell table:style-name="TableCell30">
            <text:p text:style-name="P31">Horário de Início</text:p>
          </table:table-cell>
          <table:table-cell table:style-name="TableCell32">
            <text:p text:style-name="P33">19:00</text:p>
          </table:table-cell>
          <table:table-cell table:style-name="TableCell34">
            <text:p text:style-name="P35">Horário de Término</text:p>
          </table:table-cell>
          <table:table-cell table:style-name="TableCell36">
            <text:p text:style-name="P37">22:00</text:p>
          </table:table-cell>
        </table:table-row>
        <table:table-row table:style-name="TableRow38">
          <table:table-cell table:style-name="TableCell39">
            <text:p text:style-name="P40">Local</text:p>
          </table:table-cell>
          <table:table-cell table:style-name="TableCell41" table:number-columns-spanned="5">
            <text:p text:style-name="P42">Instituto de Informática – UFG</text:p>
          </table:table-cell>
          <table:covered-table-cell/>
          <table:covered-table-cell/>
          <table:covered-table-cell/>
          <table:covered-table-cell/>
        </table:table-row>
        <table:table-row table:style-name="TableRow43">
          <table:table-cell table:style-name="TableCell44">
            <text:p text:style-name="P45">Participantes</text:p>
          </table:table-cell>
          <table:table-cell table:style-name="TableCell46" table:number-columns-spanned="5">
            <text:list text:style-name="WW8Num5" text:continue-numbering="true">
              <text:list-item>
                <text:p text:style-name="P47">Pedro Victor<text:s/>– Development Team</text:p>
              </text:list-item>
              <text:list-item>
                <text:p text:style-name="P48"><text:span text:style-name="T49">Guilherme Caixeta – Scrum Master e Product Owner</text:span></text:p>
              </text:list-item>
              <text:list-item>
                <text:p text:style-name="P50"><text:span text:style-name="T51">João Henrique – Development Team</text:span></text:p>
              </text:list-item>
              <text:list-item>
                <text:p text:style-name="P52">Lucas Vinicios – Development Team</text:p>
              </text:list-item>
              <text:list-item>
                <text:p text:style-name="P53"><text:span text:style-name="T54">Gabriel Barbosa – Development Team e Product Owner</text:span></text:p>
              </text:list-item>
              <text:list-item>
                <text:p text:style-name="P55"><text:span text:style-name="T56">Igor Queiroz – Development Team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7">
          <table:table-cell table:style-name="TableCell58">
            <text:p text:style-name="P59">Pauta</text:p>
          </table:table-cell>
          <table:table-cell table:style-name="TableCell60" table:number-columns-spanned="5">
            <text:list text:style-name="WW8Num1" text:continue-numbering="true">
              <text:list-item>
                <text:p text:style-name="P61">Esclarecimentos<text:s/>sobre o Projeto</text:p>
              </text:list-item>
              <text:list-item>
                <text:p text:style-name="P62">Finalizando dúvidas sobre as datas</text:p>
              </text:list-item>
              <text:list-item>
                <text:p text:style-name="P63">Melhorias e Correções nos Documentos</text:p>
              </text:list-item>
              <text:list-item>
                <text:p text:style-name="P64">Atualização da Equipe</text:p>
              </text:list-item>
              <text:list-item>
                <text:p text:style-name="P65">Aprovação da Gerencia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list text:style-name="WW8Num3">
        <text:list-item text:start-value="1">
          <text:p text:style-name="P66"><text:span text:style-name="T67">Discussões do assunto “Esclarecimentos</text:span><text:span text:style-name="T68"><text:s/>sobre o Projeto”</text:span></text:p>
        </text:list-item>
      </text:list>
      <text:p text:style-name="P69"><text:span text:style-name="T70">Decisão</text:span>: Foi feita uma análise sobre o nosso produto, SisComp, e detalhado para todos o documento de requisitos que foi pego da Disciplina da Professora Taciana, para quem não estava no grupo de Requisitos.</text:p>
      <text:p text:style-name="P71"><text:span text:style-name="T72">Compromissos</text:span>: A Equipe se comprometeu a ler o Documento de Requisitos e dar sugestões de como melhorar tal documento.</text:p>
      <text:p text:style-name="Standard"/>
      <text:list text:style-name="WW8Num3" text:continue-numbering="true">
        <text:list-item>
          <text:p text:style-name="P73"><text:span text:style-name="T74">Discussões do assunto “</text:span><text:span text:style-name="T75">Finalizando dúvidas sobre as datas”</text:span></text:p>
        </text:list-item>
      </text:list>
      <text:p text:style-name="P76"><text:span text:style-name="T77">Decisão</text:span>: Foi discutida a disponibilidade de cada componente do grupo para o “Commit”.</text:p>
      <text:p text:style-name="P78"><text:span text:style-name="T79">Compromissos</text:span>: A Equipe<text:s/>se comprometeu a cumprir as datas de entrega decididas na reunião e nos momentos em que fosse impossível o envio o prazo se estenderia por algumas horas.</text:p>
      <text:p text:style-name="Standard"/>
      <text:list text:style-name="WW8Num3" text:continue-numbering="true">
        <text:list-item>
          <text:p text:style-name="P80"><text:span text:style-name="T81">Discussões do assunto “</text:span><text:span text:style-name="T82">Melhorias e Correções nos Documentos”</text:span></text:p>
        </text:list-item>
      </text:list>
      <text:p text:style-name="P83"><text:span text:style-name="T84">Decisão</text:span>: Cada componente da equipe verificou seus respectivos documentos e mostrou para a Equipe o que estava faltando de informação importante antes de preenchê-lo.</text:p>
      <text:p text:style-name="P85"><text:span text:style-name="T86">Compromissos</text:span>: Cada integrante ficou de preencher seus documentos com as informações sobre o produto SisComp, mostrando sempre para<text:s/>a equipe, se algum artefato novo foi adicionado, fora dos decididos anteriormente.</text:p>
      <text:p text:style-name="Standard"/>
      <text:p text:style-name="Standard"/>
      <text:list text:style-name="LFO9">
        <text:list-item text:start-value="1">
          <text:p text:style-name="P87">4.<text:tab/><text:span text:style-name="T88">Atualização da Equipe</text:span></text:p>
        </text:list-item>
      </text:list>
      <text:p text:style-name="Standard">Toda reunião é passado para a equipe de desenvolvimento atualizações no Plano de Gerenciamento de Processo e Projetos, no Plano de Projeto, no Plano de Requisitos, no Plano de Gerencia de Qualidade, no Plano de Gerencia de Configuração, no Plano de Comunicação, e em outros artefatos alterados na sprint anterior.</text:p>
      <text:list text:style-name="LFO9" text:continue-numbering="true">
        <text:list-item>
          <text:p text:style-name="P89">5.<text:tab/>Aprovação da Gerencia</text:p>
        </text:list-item>
      </text:list>
      <text:p text:style-name="Standard"><text:span text:style-name="T90">Toda Reunião é feito um levantamento entre os gerentes do projeto para apurar se os resultados do processo são revisto para fornecer visibilidade sobre a sua situação na organização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/>
      <style:text-properties fo:hyphenate="false"/>
    </style:style>
    <style:style style:name="Footer" style:display-name="Footer" style:family="paragraph" style:parent-style-name="Standard">
      <style:paragraph-properties fo:margin-bottom="0in" fo:line-height="100%"/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Symbol" fo:color="#000000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HeaderChar" style:display-name="Header Char" style:family="text" style:parent-style-name="Fonteparág.padrão"/>
    <style:style style:name="FooterChar" style:display-name="Footer Char" style:family="text" style:parent-style-name="Fonteparág.padrão"/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Symbol" style:font-name-complex="Symbol" fo:color="#000000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 fo:color="#000000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 fo:color="#000000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12" style:family="table-column">
      <style:table-column-properties style:column-width="2.9527in" style:use-optimal-column-width="false"/>
    </style:style>
    <style:style style:name="TableColumn13" style:family="table-column">
      <style:table-column-properties style:column-width="2.9527in" style:use-optimal-column-width="false"/>
    </style:style>
    <style:style style:name="Table11" style:family="table">
      <style:table-properties style:width="5.9055in" fo:margin-left="0.0312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Cell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P24" style:parent-style-name="Header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Ata de Reunião 2 – SisComp</text:p>
            </table:table-cell>
            <table:table-cell table:style-name="TableCell17">
              <text:p text:style-name="P18">Responsável: Pedro Victor</text:p>
            </table:table-cell>
          </table:table-row>
          <table:table-row table:style-name="TableRow19">
            <table:table-cell table:style-name="TableCell20">
              <text:p text:style-name="P21">Organização: Team</text:p>
            </table:table-cell>
            <table:table-cell table:style-name="TableCell22">
              <text:p text:style-name="P23">Data: 09/02/2016</text:p>
            </table:table-cell>
          </table:table-row>
        </table:table>
        <text:p text:style-name="P2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HDD</meta:initial-creator>
    <dc:creator>note</dc:creator>
    <meta:creation-date>2011-09-27T16:29:00Z</meta:creation-date>
    <dc:date>2016-02-14T19:33:00Z</dc:date>
    <meta:template xlink:href="Normal" xlink:type="simple"/>
    <meta:editing-cycles>1</meta:editing-cycles>
    <meta:editing-duration>PT120S</meta:editing-duration>
    <meta:document-statistic meta:page-count="2" meta:paragraph-count="4" meta:word-count="348" meta:character-count="2224" meta:row-count="15" meta:non-whitespace-character-count="1880"/>
  </office:meta>
</office:document-meta>
</file>